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Otsikko_20__28_numeroimaton_29_" style:master-page-name="First_20_Page">
      <style:paragraph-properties style:page-number="auto"/>
      <style:text-properties fo:language="fi" fo:country="FI"/>
    </style:style>
    <style:style style:name="P17" style:family="paragraph" style:parent-style-name="Sisennetty_20_teksti" style:list-style-name="L2"/>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3130735" text:style-name="WW8StyleNum">
        <text:list-header>
          <text:p text:style-name="P16"/>
        </text:list-header>
      </text:list>
      <text:p text:style-name="P2"/>
      <text:p text:style-name="P2"/>
      <text:p text:style-name="P2"/>
      <text:p text:style-name="P2"/>
      <text:p text:style-name="P2"/>
      <text:p text:style-name="P2"/>
      <text:list xml:id="list33178022"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4</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05</text:modification-date></text:span></text:p>
          </table:table-cell>
        </table:table-row>
      </table:table>
      <text:list xml:id="list33182894"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3170792"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2"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3125489" text:style-name="L1">
        <text:list-item>
          <text:p text:style-name="P13">Database structure</text:p>
        </text:list-item>
        <text:list-item>
          <text:p text:style-name="P13">User interface</text:p>
        </text:list-item>
        <text:list-item>
          <text:p text:style-name="P13">Features</text:p>
        </text:list-item>
        <text:list-item>
          <text:p text:style-name="P13">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text:soft-page-break/>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3143657" text:style-name="L2">
        <text:list-item>
          <text:p text:style-name="P17"><text:bookmark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3144092" text:style-name="L3">
        <text:list-item>
          <text:p text:style-name="P14">Introduction. This chapter, acts as an introduction to the document.</text:p>
        </text:list-item>
        <text:list-item>
          <text:p text:style-name="P14">General description.</text:p>
        </text:list-item>
        <text:list-item>
          <text:p text:style-name="P14">Data and Databases. Describes the used data formats and databases.</text:p>
        </text:list-item>
        <text:list-item>
          <text:p text:style-name="P14">User interface and features. Describes the user interface and features.</text:p>
        </text:list-item>
        <text:list-item>
          <text:p text:style-name="P14">Interfaces.</text:p>
        </text:list-item>
        <text:list-item>
          <text:p text:style-name="P14">Other requirements.</text:p>
        </text:list-item>
        <text:list-item>
          <text:p text:style-name="P14">Design constraints.</text:p>
        </text:list-item>
        <text:list-item>
          <text:p text:style-name="P14">Rejected ideas.</text:p>
        </text:list-item>
        <text:list-item>
          <text:p text:style-name="P14">Ideas for further development.</text:p>
        </text:list-item>
        <text:list-item>
          <text:p text:style-name="P14">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TODO Joni-Matti: mockup of the UI</text:p>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Text_20_body">When the user clicks the <text:span text:style-name="T4">Add/Remove</text:span> button, a dialog as shown below opens.</text:p>
      <text:p text:style-name="Text_20_body">*kuva dialogista*</text:p>
      <text:p text:style-name="Text_20_body">In this view, the user is presented a list of the directories where the tool scans for files. A directory can then be selected by clicking on it, and after being selected it can be removed by clicking the "Remove"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text:tab/>Running Dependency Analysis</text:h>
      <text:p text:style-name="Text_20_body">The dependency analysis is run in following conditions:</text:p>
      <text:p text:style-name="Text_20_body">1. The dependency analysis view is opened for the first time after starting Kactus2.</text:p>
      <text:p text:style-name="Text_20_body"><text:soft-page-break/>2. Source directory dialog is closed and directories have been added or removed.</text:p>
      <text:p text:style-name="Text_20_body">3. The user clicks the <text:span text:style-name="T4">Run</text:span> button in the dependency analysis view.</text:p>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Editing Existing Connections</text:h>
      <text:p text:style-name="Text_20_body">TODO Joni-Matti</text:p>
      <text:h text:style-name="Heading_20_3" text:outline-level="3"><text:s/><text:tab/>Manual Connections</text:h>
      <text:p text:style-name="Text_20_body">TODO Joni-Matti</text:p>
      <text:h text:style-name="Heading_20_3" text:outline-level="3"><text:s/><text:tab/>Filtering Connections</text:h>
      <text:p text:style-name="Text_20_body">Shown dependency connections can be filtered by:</text:p>
      <text:list xml:id="list33135662" text:style-name="L4">
        <text:list-item>
          <text:p text:style-name="P15">Connection type (manual or automatically generated)</text:p>
        </text:list-item>
        <text:list-item>
          <text:p text:style-name="P15">Direction of the connection (one or two way connections)</text:p>
        </text:list-item>
        <text:list-item>
          <text:p text:style-name="P15">Status of the file (red, green or gray) ←??XXX?? filteröinti miten/onko tarpeen</text:p>
        </text:list-item>
      </text:list>
      <text:p text:style-name="Text_20_body">Listed filters can be selected from appropriate comboboxes. Comboboxes can be found from "Filter" groupbox shown below. </text:p>
      <text:p text:style-name="Text_20_body">*kuva filter groupboxista*</text:p>
      <text:p text:style-name="Text_20_body">Filters are applied to the dependency graph by clicking the "Filter" button. Filters can be undone by deselecting the filter comboboxes and applying the new filters <text:span text:style-name="T2">by clicking the "Filter" button.</text:span></text:p>
      <text:h text:style-name="Heading_20_3" text:outline-level="3"><text:s/><text:tab/>External Dependencies</text:h>
      <text:p text:style-name="Text_20_body">User can select which external dependencies are shown in <text:s/>dependency graph. XXvarmaankin??</text:p>
      <text:h text:style-name="Heading_20_3" text:outline-level="3"><text:soft-page-break/><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Missä rajapinta fyysises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he implementation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4</text:p>
      </style:header>
      <style:footer>
        <text:p text:style-name="Footer">Modified: <text:modification-date style:data-style-name="N84">2012-12-05</text:modification-date><text:tab/><text:tab/><text:page-number text:select-page="current">19</text:page-number>/<text:page-count style:num-format="1">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2-05T13:03:30.26</dc:date>
    <dc:language>fi-FI</dc:language>
    <meta:editing-cycles>389</meta:editing-cycles>
    <meta:editing-duration>PT17H50M21S</meta:editing-duration>
    <dc:creator>Joni-Matti Määttä</dc:creator>
    <meta:document-statistic meta:table-count="3" meta:image-count="0" meta:object-count="0" meta:page-count="19" meta:paragraph-count="222" meta:word-count="2127" meta:character-count="13587"/>
    <meta:user-defined meta:name="Info 1"/>
    <meta:user-defined meta:name="Info 2"/>
    <meta:user-defined meta:name="Info 3"/>
    <meta:user-defined meta:name="Info 4"/>
  </office:meta>
</office:document-meta>
</file>